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Calibri" fo:font-size="12pt" fo:font-weight="bold" style:font-size-asian="12pt" style:font-weight-asian="bold" style:font-name-complex="Calibri2" style:font-size-complex="12pt" style:font-weight-complex="bold"/>
    </style:style>
    <style:style style:name="P2" style:family="paragraph" style:parent-style-name="Standard">
      <style:paragraph-properties fo:margin-top="0cm" fo:margin-bottom="0cm" fo:line-height="100%"/>
      <style:text-properties style:font-name="Calibri" fo:font-size="12pt" style:font-size-asian="12pt" style:font-name-complex="Calibri2" style:font-size-complex="12pt"/>
    </style:style>
    <style:style style:name="P3" style:family="paragraph" style:parent-style-name="Standard">
      <style:paragraph-properties fo:margin-top="0cm" fo:margin-bottom="0cm" fo:line-height="100%"/>
      <style:text-properties style:font-name="Calibri" fo:font-size="12pt" style:font-size-asian="12pt" style:font-name-complex="Calibri2" style:font-size-complex="12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style:font-name="Calibri" fo:font-size="12pt" style:text-underline-style="none" fo:font-weight="bold" style:font-size-asian="12pt" style:font-weight-asian="bold" style:font-name-complex="Calibri2" style:font-size-complex="12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Calibri" style:text-underline-style="none"/>
    </style:style>
    <style:style style:name="P6" style:family="paragraph" style:parent-style-name="Standard">
      <style:paragraph-properties fo:margin-top="0cm" fo:margin-bottom="0cm" fo:line-height="100%"/>
      <style:text-properties style:font-name="Calibri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text-properties style:font-name="Calibri" fo:font-weight="bold" style:font-weight-asian="bold" style:font-weight-complex="bold"/>
    </style:style>
    <style:style style:name="P9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Default">
      <style:text-properties style:font-name="Calibri"/>
    </style:style>
    <style:style style:name="P11" style:family="paragraph" style:parent-style-name="Default">
      <style:text-properties style:font-name="Calibri" fo:font-size="11pt" style:font-size-asian="11pt" style:font-name-complex="Calibri2" style:font-size-complex="11pt"/>
    </style:style>
    <style:style style:name="P12" style:family="paragraph" style:parent-style-name="Default">
      <style:text-properties style:font-name="Calibri" fo:font-size="11pt" style:font-size-asian="11pt" style:font-size-complex="11pt"/>
    </style:style>
    <style:style style:name="P13" style:family="paragraph" style:parent-style-name="Default">
      <style:text-properties style:font-name="Calibri" fo:font-size="11pt" fo:font-weight="bold" style:font-size-asian="11pt" style:font-weight-asian="bold" style:font-name-complex="Calibri2" style:font-size-complex="11pt" style:font-weight-complex="bold"/>
    </style:style>
    <style:style style:name="P14" style:family="paragraph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P15" style:family="paragraph" style:parent-style-name="Default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16" style:family="paragraph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7" style:family="paragraph" style:parent-style-name="No_20_Spacing">
      <style:text-properties style:font-name="Calibri"/>
    </style:style>
    <style:style style:name="P18" style:family="paragraph" style:parent-style-name="No_20_Spacing">
      <style:text-properties style:font-name="Calibri" fo:font-size="12pt" fo:font-weight="bold" style:font-size-asian="12pt" style:font-weight-asian="bold" style:font-size-complex="12pt"/>
    </style:style>
    <style:style style:name="P19" style:family="paragraph" style:parent-style-name="No_20_Spacing">
      <style:text-properties style:font-name="Calibri" fo:font-size="12pt" style:font-size-asian="12pt" style:font-size-complex="12pt"/>
    </style:style>
    <style:style style:name="P20" style:family="paragraph" style:parent-style-name="No_20_Spacing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"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fo:line-height="100%"/>
      <style:text-properties style:font-name="Calibri" fo:font-size="12pt" style:font-size-asian="12pt" style:font-name-complex="Calibri2" style:font-size-complex="12pt" style:font-weight-complex="bold"/>
    </style:style>
    <style:style style:name="P23" style:family="paragraph" style:parent-style-name="Standard" style:list-style-name="L9">
      <style:paragraph-properties fo:margin-top="0cm" fo:margin-bottom="0cm" fo:line-height="100%"/>
      <style:text-properties style:font-name="Calibri" fo:font-size="12pt" style:font-size-asian="12pt" style:font-name-complex="Calibri2" style:font-size-complex="12pt" style:font-weight-complex="bold"/>
    </style:style>
    <style:style style:name="P24" style:family="paragraph" style:parent-style-name="Standard" style:list-style-name="L10">
      <style:paragraph-properties fo:margin-top="0cm" fo:margin-bottom="0cm" fo:line-height="100%"/>
      <style:text-properties style:font-name="Calibri" fo:font-size="12pt" style:font-size-asian="12pt" style:font-name-complex="Calibri2" style:font-size-complex="12pt" style:font-weight-complex="bold"/>
    </style:style>
    <style:style style:name="P25" style:family="paragraph" style:parent-style-name="Standard" style:list-style-name="L11">
      <style:paragraph-properties fo:margin-top="0cm" fo:margin-bottom="0cm" fo:line-height="100%"/>
      <style:text-properties style:font-name="Calibri" fo:font-size="12pt" style:font-size-asian="12pt" style:font-name-complex="Calibri2" style:font-size-complex="12pt" style:font-weight-complex="bold"/>
    </style:style>
    <style:style style:name="P26" style:family="paragraph" style:parent-style-name="Standard" style:list-style-name="L11">
      <style:paragraph-properties fo:margin-top="0cm" fo:margin-bottom="0cm" fo:line-height="100%"/>
      <style:text-properties style:font-name="Calibri" fo:font-size="12pt" fo:font-weight="normal" style:font-size-asian="12pt" style:font-weight-asian="normal" style:font-name-complex="Calibri2" style:font-size-complex="12pt" style:font-weight-complex="normal"/>
    </style:style>
    <style:style style:name="P27" style:family="paragraph" style:parent-style-name="Standard">
      <style:paragraph-properties fo:margin-top="0cm" fo:margin-bottom="0cm" fo:line-height="100%"/>
      <style:text-properties style:font-name="Calibri" fo:font-size="12pt" fo:font-weight="bold" style:font-size-asian="12pt" style:font-weight-asian="bold" style:font-name-complex="Calibri2" style:font-size-complex="12pt" style:font-weight-complex="bold"/>
    </style:style>
    <style:style style:name="P28" style:family="paragraph" style:parent-style-name="Standard">
      <style:paragraph-properties fo:margin-top="0cm" fo:margin-bottom="0cm" fo:line-height="100%"/>
      <style:text-properties style:font-name="Calibri" fo:font-size="12pt" style:text-underline-style="none" fo:font-weight="bold" style:font-size-asian="12pt" style:font-weight-asian="bold" style:font-name-complex="Calibri2" style:font-size-complex="12pt" style:font-weight-complex="bold"/>
    </style:style>
    <style:style style:name="P29" style:family="paragraph" style:parent-style-name="Standard" style:list-style-name="L9">
      <style:paragraph-properties fo:margin-top="0cm" fo:margin-bottom="0cm" fo:line-height="100%"/>
      <style:text-properties style:font-name="Calibri"/>
    </style:style>
    <style:style style:name="P30" style:family="paragraph" style:parent-style-name="Standard" style:list-style-name="L10">
      <style:paragraph-properties fo:margin-top="0cm" fo:margin-bottom="0cm" fo:line-height="100%"/>
      <style:text-properties style:font-name="Calibri"/>
    </style:style>
    <style:style style:name="P31" style:family="paragraph" style:parent-style-name="Default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32" style:family="paragraph" style:parent-style-name="Default" style:list-style-name="L1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33" style:family="paragraph" style:parent-style-name="Default" style:list-style-name="L2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34" style:family="paragraph" style:parent-style-name="Default" style:list-style-name="L3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35" style:family="paragraph" style:parent-style-name="Default" style:list-style-name="L4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36" style:family="paragraph" style:parent-style-name="Default" style:list-style-name="L5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37" style:family="paragraph" style:parent-style-name="Default" style:list-style-name="L6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38" style:family="paragraph" style:parent-style-name="Default" style:list-style-name="L7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39" style:family="paragraph" style:parent-style-name="Default" style:list-style-name="L8">
      <style:text-properties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P40" style:family="paragraph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41" style:family="paragraph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P42" style:family="paragraph" style:parent-style-name="Default">
      <style:text-properties style:font-name="Calibri" fo:font-size="11pt" fo:font-weight="bold" style:font-size-asian="11pt" style:font-weight-asian="bold" style:font-name-complex="Calibri2" style:font-size-complex="11pt" style:font-weight-complex="bold"/>
    </style:style>
    <style:style style:name="P43" style:family="paragraph" style:parent-style-name="Default" style:list-style-name="L1">
      <style:text-properties style:font-name="Calibri" fo:font-size="12pt" fo:font-weight="normal" style:font-size-asian="12pt" style:font-weight-asian="normal" style:font-name-complex="Calibri2" style:font-size-complex="12pt" style:font-weight-complex="normal"/>
    </style:style>
    <style:style style:name="P44" style:family="paragraph" style:parent-style-name="Default" style:list-style-name="L1">
      <style:paragraph-properties fo:margin-top="0cm" fo:margin-bottom="0cm" fo:line-height="100%"/>
      <style:text-properties style:font-name="Calibri" fo:font-size="12pt" fo:font-weight="normal" style:font-size-asian="12pt" style:font-weight-asian="normal" style:font-name-complex="Calibri2" style:font-size-complex="12pt" style:font-weight-complex="normal"/>
    </style:style>
    <style:style style:name="P45" style:family="paragraph" style:parent-style-name="No_20_Spacing" style:list-style-name="L10">
      <style:text-properties style:font-name="Calibri"/>
    </style:style>
    <style:style style:name="P46" style:family="paragraph" style:parent-style-name="No_20_Spacing" style:list-style-name="L11">
      <style:text-properties style:font-name="Calibri"/>
    </style:style>
    <style:style style:name="P47" style:family="paragraph" style:parent-style-name="No_20_Spacing" style:list-style-name="L11">
      <style:text-properties style:font-name="Calibri" fo:font-size="12pt" style:font-size-asian="12pt" style:font-name-complex="Calibri2" style:font-size-complex="12pt" style:font-weight-complex="bold"/>
    </style:style>
    <style:style style:name="P48" style:family="paragraph" style:parent-style-name="No_20_Spacing">
      <style:text-properties style:font-name="Calibri" fo:font-size="12pt" fo:font-weight="bold" style:font-size-asian="12pt" style:font-weight-asian="bold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name-complex="Calibri2" style:font-weight-complex="normal"/>
    </style:style>
    <style:style style:name="T3" style:family="text">
      <style:text-properties fo:font-size="12pt" style:font-size-asian="12pt" style:font-name-complex="Calibri2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name-complex="Calibri2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1pt" fo:font-weight="bold" style:font-size-asian="11pt" style:font-weight-asian="bold" style:font-name-complex="Calibri2" style:font-size-complex="11pt" style:font-weight-complex="bold"/>
    </style:style>
    <style:style style:name="T10" style:family="text">
      <style:text-properties fo:font-size="11pt" style:font-size-asian="11pt" style:font-name-complex="Calibri2" style:font-size-complex="11pt"/>
    </style:style>
    <style:style style:name="T11" style:family="text">
      <style:text-properties fo:font-size="11pt" style:font-size-asian="11pt" style:font-name-complex="Calibri2" style:font-size-complex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weight="normal" style:font-size-asian="11pt" style:font-weight-asian="normal" style:font-name-complex="Calibri2" style:font-size-complex="11pt" style:font-weight-complex="normal"/>
    </style:style>
    <style:style style:name="T14" style:family="text">
      <style:text-properties style:font-weight-asian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­Anwendungsszenario 1</text:p>
      <text:p text:style-name="P8"/>
      <text:p text:style-name="P7"><text:bookmark-start text:name="_Toc343701346"/><text:span text:style-name="T8">Titel : </text:span><text:bookmark-end text:name="_Toc343701346"/><text:span text:style-name="T8"><text:s text:c="15"/></text:span><text:span text:style-name="T1">Akzeptierte Werkstücke <text:s text:c="2"/></text:span><text:span text:style-name="T8"><text:s text:c="10"/></text:span></text:p>
      <text:p text:style-name="P10"><text:span text:style-name="T9">Akteur: <text:tab/></text:span><text:span text:style-name="T11">Arbeiter am Förderband</text:span><text:span text:style-name="T9"> </text:span></text:p>
      <text:p text:style-name="P10"><text:span text:style-name="T9">Ziel: <text:tab/><text:tab/></text:span><text:span text:style-name="T11">Werkstück erreicht Ende des zweiten Förderbands</text:span><text:span text:style-name="T9"> </text:span></text:p>
      <text:p text:style-name="P10"><text:span text:style-name="T9">Auslöser: <text:tab/></text:span><text:span text:style-name="T13">Arbeiter legt den Werkstück auf das Förderband</text:span></text:p>
      <text:p text:style-name="P11"/>
      <text:p text:style-name="P13">Vorbedingung:</text:p>
      <text:p text:style-name="P13"/>
      <text:list xml:id="list42492585" text:style-name="L1">
        <text:list-item>
          <text:p text:style-name="P32">Förderband muss lauffähig sein und die Ampel leuchtet grün</text:p>
        </text:list-item>
        <text:list-item>
          <text:p text:style-name="P32">Die erste Lichtschranke muss frei sein.</text:p>
        </text:list-item>
      </text:list>
      <text:p text:style-name="P13"/>
      <text:p text:style-name="P13">Erfolgsszenario 1 „Bohrung ohne Metalleinsatz“:</text:p>
      <text:p text:style-name="P13"/>
      <text:list xml:id="list42513029" text:style-name="L2">
        <text:list-item>
          <text:p text:style-name="P33">Arbeiter legt ein Werkstück mit Bohrung auf das erste Förderband</text:p>
        </text:list-item>
        <text:list-item>
          <text:p text:style-name="P33">Erste Lichtschranke des ersten Förderbands erkennt ein Werkstück</text:p>
        </text:list-item>
        <text:list-item>
          <text:p text:style-name="P33">Förderband 1 fängt an zulaufen</text:p>
        </text:list-item>
        <text:list-item>
          <text:p text:style-name="P33">Die Höhenmesser des 1.Förderbands erkennt dass der Werkstück eine Bohrung nach oben hat</text:p>
        </text:list-item>
        <text:list-item>
          <text:p text:style-name="P33">Metallsensor des 1.Förderbands erkennt kein Metall im Werkstück</text:p>
        </text:list-item>
        <text:list-item>
          <text:p text:style-name="P33">Die Weiche wird geöffnet, das Werkstück kann passieren.</text:p>
        </text:list-item>
        <text:list-item>
          <text:p text:style-name="P33">Werkstück erreicht das Ende des ersten Förderbands</text:p>
        </text:list-item>
        <text:list-item>
          <text:p text:style-name="P33">Falls <text:s/>Förderband 2 frei ist,kommt das Werkstück <text:s/>auf das Förderband 2.</text:p>
        </text:list-item>
        <text:list-item>
          <text:p text:style-name="P33">Erste Lichtschranke erkennt, dass ein Werkstück gelegt wurde </text:p>
        </text:list-item>
        <text:list-item>
          <text:p text:style-name="P33">Förderband 2 fängt an zulaufen</text:p>
        </text:list-item>
        <text:list-item>
          <text:p text:style-name="P33">Die Höhenmesser des 2.Förderbands <text:s/>erkennt dass das Werkstück eine Bohrung nach oben hat</text:p>
        </text:list-item>
        <text:list-item>
          <text:p text:style-name="P33">Metallsensor des 2.Förderbands erkennt kein Metall im Werkstück</text:p>
        </text:list-item>
        <text:list-item>
          <text:p text:style-name="P33">Die Weiche wird geöffnet, das Werkstück kann passieren.</text:p>
        </text:list-item>
        <text:list-item>
          <text:p text:style-name="P33">Werkstück erreicht das Ende des 2.Förderbands</text:p>
        </text:list-item>
        <text:list-item>
          <text:p text:style-name="P33">ID, Typ und Höhenmessungen von Förderband 1 und 2 werden abgespeichert/ausgegeben.</text:p>
        </text:list-item>
        <text:list-item>
          <text:p text:style-name="P33">Arbeiter nimmt das Werkstück vom Förderband.</text:p>
        </text:list-item>
      </text:list>
      <text:p text:style-name="P15"/>
      <text:p text:style-name="P15"/>
      <text:p text:style-name="P13">Erfolgsszenario 2 „Bohrung mit Metalleinsatz“:</text:p>
      <text:p text:style-name="P13"/>
      <text:list xml:id="list42496502" text:style-name="L3">
        <text:list-item>
          <text:p text:style-name="P34">Arbeiter legt ein Werkstück mit Bohrung auf das erste Förderband</text:p>
        </text:list-item>
        <text:list-item>
          <text:p text:style-name="P34">Erste Lichtschranke des ersten Förderbands erkennt <text:s/>ein Werkstück </text:p>
        </text:list-item>
        <text:list-item>
          <text:p text:style-name="P34">Förderband 1 fängt an zulaufen</text:p>
        </text:list-item>
        <text:list-item>
          <text:p text:style-name="P34">Die Höhenmesser des 1.Förderbands erkennt dass der Werkstück eine Bohrung nach oben <text:s/>hat</text:p>
        </text:list-item>
        <text:list-item>
          <text:p text:style-name="P34">Metallsensor des 1.Förderbands erkennt <text:s/>Metall im Werkstück</text:p>
        </text:list-item>
        <text:list-item>
          <text:p text:style-name="P34">Die Weiche wird geöffnet, das Werkstück kann passieren.</text:p>
        </text:list-item>
        <text:list-item>
          <text:p text:style-name="P34">Werkstück erreicht das Ende des ersten Förderbands</text:p>
        </text:list-item>
        <text:list-item>
          <text:p text:style-name="P34">Das erste Förderband wird angehalten und die gelbe Lampe blinkt</text:p>
        </text:list-item>
        <text:list-item>
          <text:p text:style-name="P34">Arbeiter dreht den Werkstück um</text:p>
        </text:list-item>
        <text:list-item>
          <text:p text:style-name="P34">Falls <text:s/>Förderband 2 frei ist,kommt das Werkstück <text:s/>auf das Förderband 2.</text:p>
        </text:list-item>
        <text:list-item>
          <text:p text:style-name="P34">Erste Lichtschranke erkennt ein Werkstück</text:p>
        </text:list-item>
        <text:list-item>
          <text:p text:style-name="P34">Förderband 2 fängt an zulaufen</text:p>
        </text:list-item>
        <text:list-item>
          <text:p text:style-name="P34">Die Höhenmesser des 2.Förderbands <text:s/>erkennt keine Bohrung.</text:p>
        </text:list-item>
        <text:list-item>
          <text:p text:style-name="P34">Metallsensor des 2.Förderbands erkennt Metall im Werkstück</text:p>
        </text:list-item>
        <text:list-item>
          <text:p text:style-name="P34">Die Weiche wird geöffnet, das Werkstück kann passieren.</text:p>
        </text:list-item>
        <text:list-item>
          <text:p text:style-name="P34">Werkstück erreicht das Ende des 2.Förderbands</text:p>
        </text:list-item>
        <text:list-item>
          <text:p text:style-name="P34">ID, Typ und Höhenmessungen von Förderband 1 und 2 werden abgespeichert/ausgegeben .</text:p>
        </text:list-item>
        <text:list-item>
          <text:p text:style-name="P34">Arbeiter nimmt das Werkstück vom Förderband.</text:p>
        </text:list-item>
      </text:list>
      <text:p text:style-name="P13"/>
      <text:p text:style-name="P13"><text:soft-page-break/></text:p>
      <text:p text:style-name="P13">Erfolgsszenario 3 „Mit Bohrung nach unten“:</text:p>
      <text:p text:style-name="P13"/>
      <text:list xml:id="list42510686" text:style-name="L4">
        <text:list-item>
          <text:p text:style-name="P35">Arbeiter legt ein Werkstück mit Bohrung auf das erste Förderband</text:p>
        </text:list-item>
        <text:list-item>
          <text:p text:style-name="P35">Erste Lichtschranke des ersten Förderbands erkennt, dass ein Werkstück gelegt wurde </text:p>
        </text:list-item>
        <text:list-item>
          <text:p text:style-name="P35">Förderband 1 fängt an zulaufen</text:p>
        </text:list-item>
        <text:list-item>
          <text:p text:style-name="P35">Die Höhenmesser des 1.Förderbands erkennt keine Bohrung und ist nicht zu flach.</text:p>
        </text:list-item>
        <text:list-item>
          <text:p text:style-name="P35">Metallsensor des 1.Förderbands erkennt <text:s/>kein Metall im Werkstück</text:p>
        </text:list-item>
        <text:list-item>
          <text:p text:style-name="P35">Die Weiche wird geöffnet, das Werkstück kann passieren.</text:p>
        </text:list-item>
        <text:list-item>
          <text:p text:style-name="P35">Werkstück erreicht das Ende des ersten Förderbands</text:p>
        </text:list-item>
        <text:list-item>
          <text:p text:style-name="P35">Das erste Förderband wird angehalten und die gelbe Lampe blinkt</text:p>
        </text:list-item>
        <text:list-item>
          <text:p text:style-name="P35">Arbeiter dreht das Werkstück um.</text:p>
        </text:list-item>
        <text:list-item>
          <text:p text:style-name="P35">Falls <text:s/>Förderband 2 frei ist,kommt das Werkstück <text:s/>auf das Förderband 2.</text:p>
        </text:list-item>
        <text:list-item>
          <text:p text:style-name="P35">Erste Lichtschranke erkennt ein Werkstück</text:p>
        </text:list-item>
        <text:list-item>
          <text:p text:style-name="P35">Förderband 2 fängt an zulaufen</text:p>
        </text:list-item>
        <text:list-item>
          <text:p text:style-name="P35">Die Höhenmesser des 2.Förderbands <text:s/>erkennt Bohrung nach oben.</text:p>
        </text:list-item>
        <text:list-item>
          <text:p text:style-name="P35">Metallsensor des 2.Förderbands erkennt kein Metall im Werkstück</text:p>
        </text:list-item>
        <text:list-item>
          <text:p text:style-name="P35">Die Weiche wird geöffnet, das Werkstück kann passieren.</text:p>
        </text:list-item>
        <text:list-item>
          <text:p text:style-name="P35">Werkstück erreicht das Ende des 2.Förderbands</text:p>
        </text:list-item>
        <text:list-item>
          <text:p text:style-name="P35">ID, Typ und Höhenmessungen von Förderband 1 und 2 werden abgespeichert/ausgegeben .</text:p>
        </text:list-item>
        <text:list-item>
          <text:p text:style-name="P35">Arbeiter nimmt das Werkstück vom Förderband.</text:p>
        </text:list-item>
      </text:list>
      <text:p text:style-name="P13"/>
      <text:p text:style-name="P10"><text:span text:style-name="T9">Nachbedingung: </text:span><text:span text:style-name="T10">Werkstück wird nach Erreichen der Lichtschranke am Ende von Band 2 entnommen</text:span></text:p>
      <text:p text:style-name="P12"/>
      <text:p text:style-name="P14">Fehlerfälle: </text:p>
      <text:p text:style-name="P16">- Hinzufügen von mehreren Werkstücken</text:p>
      <text:p text:style-name="P16">- Verschwinden von Werkstücken</text:p>
      <text:p text:style-name="P16"/>
      <text:p text:style-name="P8"/>
      <text:p text:style-name="P8"><text:bookmark text:name="__RefHeading__2259_1150999879"/>Anwendungsszenario 2<text:bookmark-end text:name="__RefHeading__2259_1150999879"/></text:p>
      <text:p text:style-name="P8"/>
      <text:p text:style-name="P9">Titel : <text:span text:style-name="T1">Aussortieren von flachen Werkstücken</text:span></text:p>
      <text:p text:style-name="P14">Akteur:<text:span text:style-name="T1"> </text:span><text:span text:style-name="T2">Arbeiter am Förderband </text:span><text:tab/></text:p>
      <text:p text:style-name="P14">Ziel: <text:span text:style-name="T1">Die flachen Werkstücke werden aussortiert.</text:span><text:tab/><text:tab/></text:p>
      <text:p text:style-name="P14">Auslöser: <text:span text:style-name="T1">Höhenmesser erkennt flaches Werkstück</text:span><text:tab/></text:p>
      <text:p text:style-name="P14"/>
      <text:p text:style-name="P14">Vorbedingung:</text:p>
      <text:p text:style-name="P14"/>
      <text:list xml:id="list42490388" text:style-name="L5">
        <text:list-item>
          <text:p text:style-name="P36">Förderband muss lauffähig sein und die Ampel leuchtet grün</text:p>
        </text:list-item>
        <text:list-item>
          <text:p text:style-name="P36">Die erste Lichtschranke muss frei sein.</text:p>
        </text:list-item>
        <text:list-item>
          <text:p text:style-name="P36"/>
        </text:list-item>
      </text:list>
      <text:p text:style-name="P14">Erfolgsszenario: </text:p>
      <text:p text:style-name="P14"/>
      <text:list xml:id="list42490741" text:style-name="L6">
        <text:list-item>
          <text:p text:style-name="P37">Arbeiter legt ein Werkstück auf das erste Förderband</text:p>
        </text:list-item>
        <text:list-item>
          <text:p text:style-name="P37">Erste Lichtschranke des ersten Förderbands erkennt ein Werkstück</text:p>
        </text:list-item>
        <text:list-item>
          <text:p text:style-name="P37">Förderband 1 fängt an zulaufen</text:p>
        </text:list-item>
        <text:list-item>
          <text:p text:style-name="P37">Die Höhenmesser des 1.Förderbands erkennt ein flaches Werkstück</text:p>
        </text:list-item>
        <text:list-item>
          <text:p text:style-name="P37">Die Weiche wird nicht geöffnet</text:p>
        </text:list-item>
        <text:list-item>
          <text:p text:style-name="P37">Werkstück ist auf der Rutsche</text:p>
        </text:list-item>
      </text:list>
      <text:p text:style-name="P15"/>
      <text:p text:style-name="P16"/>
      <text:p text:style-name="P14">Nachbedingung: <text:s/><text:span text:style-name="T1">Werkstück ist auf der Rutsche</text:span></text:p>
      <text:p text:style-name="P14"/>
      <text:p text:style-name="P14"><text:soft-page-break/>Fehlerfälle: </text:p>
      <text:p text:style-name="P16">- Rutsche ist voll</text:p>
      <text:p text:style-name="P16">- Hinzufügen von mehreren Werkstücken</text:p>
      <text:p text:style-name="P16">- Verschwinden von Werkstücken</text:p>
      <text:p text:style-name="P8"><text:span text:style-name="T12"/></text:p>
      <text:p text:style-name="P8">Anwendungsszenario 3</text:p>
      <text:p text:style-name="P8"/>
      <text:p text:style-name="P9">Titel : <text:span text:style-name="T1">Aussortieren von Werkstücken <text:s/>mit falscher Reihenfolge</text:span></text:p>
      <text:p text:style-name="P14">Akteur:<text:span text:style-name="T1"> </text:span><text:span text:style-name="T2">Arbeiter am Förderband </text:span><text:tab/></text:p>
      <text:p text:style-name="P14">Ziel: <text:span text:style-name="T1">Die flachen Werkstücke werden aussortiert.</text:span><text:tab/><text:tab/></text:p>
      <text:p text:style-name="P14">Auslöser:<text:span text:style-name="T1"> falscher Reihenfolge</text:span></text:p>
      <text:p text:style-name="P14"/>
      <text:p text:style-name="P14">Vorbedingung</text:p>
      <text:p text:style-name="P15"><text:s/></text:p>
      <text:list xml:id="list42587489" text:continue-list="list42492585" text:style-name="L1">
        <text:list-item>
          <text:p text:style-name="P32"><text:s/>Förderband muss lauffähig sein und die Ampel leuchtet grün</text:p>
        </text:list-item>
        <text:list-item>
          <text:p text:style-name="P32">Die erste Lichtschranke muss frei sein.</text:p>
          <text:p text:style-name="P32"/>
        </text:list-item>
      </text:list>
      <text:p text:style-name="P14">Erfolgsszenario 1: </text:p>
      <text:p text:style-name="P14"/>
      <text:list xml:id="list42505317" text:style-name="L7">
        <text:list-item>
          <text:p text:style-name="P38">Arbeiter legt ein Werkstück mit Bohrung auf das erste Förderband</text:p>
        </text:list-item>
        <text:list-item>
          <text:p text:style-name="P38">Erste Lichtschranke des ersten Förderbands erkennt ein Werkstück</text:p>
        </text:list-item>
        <text:list-item>
          <text:p text:style-name="P38">Förderband 1 fängt an zulaufen</text:p>
        </text:list-item>
        <text:list-item>
          <text:p text:style-name="P38">Die Höhenmesser des 1.Förderbands erkennt ein Werkstück mit Bohrung nach oben</text:p>
        </text:list-item>
        <text:list-item>
          <text:p text:style-name="P38">Metallsensor des 1.Förderbands erkennt <text:s/>kein Metall im Werkstück</text:p>
        </text:list-item>
        <text:list-item>
          <text:p text:style-name="P38">Die Weiche wird <text:s/>geöffnet ,das Werkstück kann passieren.</text:p>
        </text:list-item>
        <text:list-item>
          <text:p text:style-name="P38">Werkstück erreicht das Ende des ersten Förderbands</text:p>
        </text:list-item>
        <text:list-item>
          <text:p text:style-name="P38">Arbeiter dreht den Werkstück um</text:p>
        </text:list-item>
        <text:list-item>
          <text:p text:style-name="P38">Falls <text:s/>Förderband 2 frei ist,kommt das Werkstück <text:s/>auf das Förderband 2.</text:p>
        </text:list-item>
        <text:list-item>
          <text:p text:style-name="P38">Erste Lichtschranke erkennt ein Werkstück</text:p>
        </text:list-item>
        <text:list-item>
          <text:p text:style-name="P38">Förderband 2 fängt an zulaufen</text:p>
        </text:list-item>
        <text:list-item>
          <text:p text:style-name="P38">Die Höhenmesser des 2.Förderbands <text:s/>erkennt dass der Werkstück keine Bohrung hat</text:p>
        </text:list-item>
        <text:list-item>
          <text:p text:style-name="P38">Metallsensor des 2.Förderbands erkennt kein Metall im Werkstück</text:p>
        </text:list-item>
        <text:list-item>
          <text:p text:style-name="P38">Die Weiche wird nicht geöffnet, das Werkstück landet in der rutsche.</text:p>
          <text:p text:style-name="P38"/>
        </text:list-item>
      </text:list>
      <text:p text:style-name="P14">Nachbedingung: <text:s/><text:span text:style-name="T1">Werkstück ist auf der Rutsche</text:span></text:p>
      <text:p text:style-name="P14"/>
      <text:p text:style-name="P14">Fehlerfälle: </text:p>
      <text:p text:style-name="P14"/>
      <text:p text:style-name="P16">- Rutsche ist voll</text:p>
      <text:p text:style-name="P16">- Hinzufügen von mehreren Werkstücken</text:p>
      <text:p text:style-name="P16">- Verschwinden von Werkstücken</text:p>
      <text:p text:style-name="P16"/>
      <text:p text:style-name="P8">Anwendungsszenario 4</text:p>
      <text:p text:style-name="P8"/>
      <text:p text:style-name="P9">Titel : <text:span text:style-name="T1">Rückkehr des Werkstück</text:span></text:p>
      <text:p text:style-name="P14">Akteur:<text:span text:style-name="T1"> </text:span><text:span text:style-name="T2">Arbeiter am Förderband </text:span><text:tab/></text:p>
      <text:p text:style-name="P14">Ziel: <text:span text:style-name="T1">Die flachen Werkstücke werden aussortiert.</text:span><text:tab/><text:tab/></text:p>
      <text:p text:style-name="P14">Auslöser:<text:span text:style-name="T1"> Höhenmesser</text:span></text:p>
      <text:p text:style-name="P14"/>
      <text:p text:style-name="P14">Vorbedingung:</text:p>
      <text:p text:style-name="P15"><text:s/><text:tab/></text:p>
      <text:list xml:id="list42577964" text:continue-list="list42587489" text:style-name="L1">
        <text:list-item>
          <text:p text:style-name="P32">Das Werkstück mit Metalleinsatz,Bohrung nach <text:s/>oben hat das Ende des 2.Förderbandes erreicht(falscher Reihenfolge)</text:p>
        </text:list-item>
        <text:list-item>
          <text:p text:style-name="P32"><text:soft-page-break/>Förderband muss lauffähig sein und die Ampel leuchtet grün</text:p>
        </text:list-item>
      </text:list>
      <text:p text:style-name="P14">Erfolgsszenario 1: </text:p>
      <text:p text:style-name="P14"/>
      <text:list xml:id="list42503213" text:style-name="L8">
        <text:list-item>
          <text:p text:style-name="P39">Werkstück wird wieder zum Anfang von Förderband 2 gelegt.</text:p>
        </text:list-item>
        <text:list-item>
          <text:p text:style-name="P39">Lampe blinkt Gelb.</text:p>
        </text:list-item>
      </text:list>
      <text:p text:style-name="P16"/>
      <text:p text:style-name="P14">Nachbedingung: <text:s text:c="2"/><text:span text:style-name="T1">Werkstück ist <text:s/>wieder am Anfang des 2. Förderbandes.</text:span></text:p>
      <text:p text:style-name="P14"/>
      <text:p text:style-name="P14">Fehlerfälle: </text:p>
      <text:p text:style-name="P14"/>
      <text:p text:style-name="P16">- Rutsche ist voll</text:p>
      <text:p text:style-name="P16">- Hinzufügen von mehreren Werkstücken</text:p>
      <text:p text:style-name="P16">- Verschwinden von Werkstücken</text:p>
      <text:p text:style-name="P1"/>
      <text:p text:style-name="P1">Fehlerszenarien Behebung:</text:p>
      <text:p text:style-name="P1"/>
      <text:p text:style-name="P1">Fehlerszenario 1:</text:p>
      <text:p text:style-name="P1"/>
      <text:p text:style-name="P5"><text:span text:style-name="T5">Titel: </text:span><text:span text:style-name="T3">Rutsche Voll</text:span></text:p>
      <text:p text:style-name="P6"><text:span text:style-name="T5">Akteur: </text:span><text:span text:style-name="T13">Arbeiter am Förderband </text:span></text:p>
      <text:p text:style-name="P6"><text:span text:style-name="T5">Ziel: </text:span><text:span text:style-name="T3">Fehlerbehebung durch Entleerung der Rutsche</text:span></text:p>
      <text:p text:style-name="P6"><text:span text:style-name="T5">Auslöser: </text:span><text:span text:style-name="T3">Sensor meldet Rutsche voll</text:span></text:p>
      <text:p text:style-name="P1"/>
      <text:p text:style-name="P1">Vorbedingungen:</text:p>
      <text:p text:style-name="P1"/>
      <text:list xml:id="list42601512" text:continue-list="list42577964" text:style-name="L1">
        <text:list-item>
          <text:p text:style-name="P32">Förderband muss lauffähig sein und die Ampel leuchtet grün</text:p>
        </text:list-item>
        <text:list-item>
          <text:p text:style-name="P44">Die erste Lichtschranke muss frei sein</text:p>
        </text:list-item>
        <text:list-item>
          <text:p text:style-name="P44">Werkstücke sind auf der Rutsche</text:p>
        </text:list-item>
      </text:list>
      <text:p text:style-name="P2"/>
      <text:p text:style-name="P3">Nachbedingungen:Förderband wieder im Betrieb und die grüne Ampel leuchtet</text:p>
      <text:p text:style-name="P1"/>
      <text:p text:style-name="P18">Fehlerbehebung: </text:p>
      <text:p text:style-name="P18"/>
      <text:list xml:id="list42496038" text:style-name="L9">
        <text:list-item>
          <text:p text:style-name="P23">Förderband stoppt und die Rote Ampel Blinkt,( Fehlerzustand: anstehend unquittiert) </text:p>
        </text:list-item>
        <text:list-item>
          <text:p text:style-name="P29"><text:span text:style-name="T13">Arbeiter</text:span><text:span text:style-name="T3"> sieht Fehler </text:span></text:p>
        </text:list-item>
        <text:list-item>
          <text:p text:style-name="P29"><text:span text:style-name="T13">Arbeiter</text:span><text:span text:style-name="T3"> drückt Quittierungstaste</text:span></text:p>
        </text:list-item>
        <text:list-item>
          <text:p text:style-name="P23">Rote Ampel hat Dauerlicht, (Fehlerzustand: anstehend quittiert)</text:p>
        </text:list-item>
        <text:list-item>
          <text:p text:style-name="P23">Arbeiter entfernt die Werkstücken von der Rutsche</text:p>
        </text:list-item>
        <text:list-item>
          <text:p text:style-name="P29"><text:span text:style-name="T13">Arbeiter</text:span><text:span text:style-name="T3"> betätigt die Starttaste</text:span></text:p>
        </text:list-item>
        <text:list-item>
          <text:p text:style-name="P23"><text:s/>Rote Ampel leuchtet nicht <text:s/>(Fehlerzustand: OK)</text:p>
          <text:p text:style-name="P23"/>
        </text:list-item>
      </text:list>
      <text:p text:style-name="P4">Fehlerszenario 2:</text:p>
      <text:p text:style-name="P4"/>
      <text:p text:style-name="P5"><text:span text:style-name="T6">Titel:</text:span><text:span text:style-name="T4"> </text:span><text:span text:style-name="T3">Werkstück verschwindet</text:span></text:p>
      <text:p text:style-name="P17"><text:span text:style-name="T6">Akteur:</text:span><text:span text:style-name="T4"> </text:span><text:span text:style-name="T13">Arbeiter am Förderband </text:span><text:span text:style-name="T4"><text:s/></text:span></text:p>
      <text:p text:style-name="P17"><text:span text:style-name="T6">Ziel:</text:span><text:span text:style-name="T4"> Das verschwundene Werkstück wird an den Anfang von Band eingelegt </text:span></text:p>
      <text:p text:style-name="P17"><text:span text:style-name="T6">Auslöser:</text:span><text:span text:style-name="T4"> Sensor meldet, dass ein Werkstück fehlt </text:span></text:p>
      <text:p text:style-name="P18"/>
      <text:p text:style-name="P13">Vorbedingung:</text:p>
      <text:p text:style-name="P13"/>
      <text:list xml:id="list42590306" text:continue-list="list42601512" text:style-name="L1">
        <text:list-item>
          <text:p text:style-name="P32"><text:soft-page-break/>Förderband muss lauffähig sein und die Ampel leuchtet grün</text:p>
        </text:list-item>
        <text:list-item>
          <text:p text:style-name="P43">Ein Werkstück wird von dem Förderband weggenommen</text:p>
        </text:list-item>
      </text:list>
      <text:p text:style-name="P19"/>
      <text:p text:style-name="P17"><text:span text:style-name="T6">Nachbedingung:</text:span><text:span text:style-name="T4"> Förderband wieder in Betrieb <text:s/>und grüne Ampel leuchtet </text:span></text:p>
      <text:p text:style-name="P19"/>
      <text:p text:style-name="P18">Fehlerbehebung:</text:p>
      <text:p text:style-name="P18"><text:s/></text:p>
      <text:list xml:id="list42502578" text:style-name="L10">
        <text:list-item>
          <text:p text:style-name="P45"><text:span text:style-name="T4">Förderband stoppt und die r</text:span><text:span text:style-name="T3">ote Ampel blinkt,( Fehlerzustand: anstehend unquittiert)</text:span></text:p>
        </text:list-item>
        <text:list-item>
          <text:p text:style-name="P30"><text:span text:style-name="T13">Arbeiter</text:span><text:span text:style-name="T3"> sieht Fehler </text:span></text:p>
        </text:list-item>
        <text:list-item>
          <text:p text:style-name="P30"><text:span text:style-name="T13">Arbeiter</text:span><text:span text:style-name="T3"> und drückt Quittierungstaste</text:span></text:p>
        </text:list-item>
        <text:list-item>
          <text:p text:style-name="P24">Rote Ampel hat Dauerlicht, (Fehlerzustand: anstehend quittiert)</text:p>
        </text:list-item>
        <text:list-item>
          <text:p text:style-name="P30"><text:span text:style-name="T13">Arbeiter</text:span><text:span text:style-name="T3"> </text:span><text:span text:style-name="T4">legt das vom Förderband genommene Werkstück an den Anfang von Förderband</text:span></text:p>
        </text:list-item>
        <text:list-item>
          <text:p text:style-name="P30"><text:span text:style-name="T13">Arbeiter</text:span><text:span text:style-name="T3"> betätigt die Starttaste</text:span></text:p>
        </text:list-item>
        <text:list-item>
          <text:p text:style-name="P24">Rote Ampel leuchtet nicht mehr (Fehlerzustand: OK)</text:p>
          <text:p text:style-name="P24"/>
        </text:list-item>
      </text:list>
      <text:p text:style-name="P3">Fehlerszenario 3:</text:p>
      <text:p text:style-name="P3"/>
      <text:p text:style-name="P5"><text:span text:style-name="T6">Titel:</text:span><text:span text:style-name="T4"> </text:span><text:span text:style-name="T3">Werkstück wird mitten auf dem Förderband eingefügt</text:span></text:p>
      <text:p text:style-name="P17"><text:span text:style-name="T6">Akteur:</text:span><text:span text:style-name="T4"> Arbeiter am Förderband</text:span></text:p>
      <text:p text:style-name="P17"><text:span text:style-name="T6">Ziel:</text:span><text:span text:style-name="T4"> das eingefügte Werkstück wird <text:s/>vom Förderband genommen </text:span></text:p>
      <text:p text:style-name="P17"><text:span text:style-name="T6">Auslöser:</text:span><text:span text:style-name="T4"> Sensor meldet, das</text:span><text:bookmark text:name="_GoBack"/><text:span text:style-name="T4">s ein Werkstück zu viel auf dem Förderband ist </text:span></text:p>
      <text:p text:style-name="P19"/>
      <text:p text:style-name="P13">Vorbedingung:</text:p>
      <text:p text:style-name="P13"/>
      <text:list xml:id="list42591390" text:continue-list="list42590306" text:style-name="L1">
        <text:list-item>
          <text:p text:style-name="P32">Förderband muss lauffähig sein und die Ampel leuchtet grün</text:p>
        </text:list-item>
        <text:list-item>
          <text:p text:style-name="P43">Ein Werkstück wird mitten auf dem Förderband eingefügt </text:p>
        </text:list-item>
      </text:list>
      <text:p text:style-name="P20"/>
      <text:p text:style-name="P17"><text:span text:style-name="T6">Nachbedingung:</text:span><text:span text:style-name="T4"> Förderband wieder in Betrieb und die grüne Ampel leuchtet</text:span></text:p>
      <text:p text:style-name="P19"/>
      <text:p text:style-name="P18">Fehlerbehebung:</text:p>
      <text:p text:style-name="P18"><text:s/></text:p>
      <text:list xml:id="list42514234" text:style-name="L11">
        <text:list-item>
          <text:p text:style-name="P46"><text:span text:style-name="T4"><text:s/>Förderband stopp und</text:span><text:span text:style-name="T3"> rote Ampel blinkt,( Fehlerzustand: anstehend unquittiert)</text:span></text:p>
        </text:list-item>
        <text:list-item>
          <text:p text:style-name="P25"><text:s/>Arbeiter sieht Fehler </text:p>
        </text:list-item>
        <text:list-item>
          <text:p text:style-name="P25"><text:s/>Arbeiter drückt Quittierungstaste</text:p>
        </text:list-item>
        <text:list-item>
          <text:p text:style-name="P25"><text:s/>Rote Ampel hat <text:s/>Dauerlicht, (Fehlerzustand: anstehend quittiert)</text:p>
        </text:list-item>
        <text:list-item>
          <text:p text:style-name="P46"><text:span text:style-name="T3"><text:s/>Arbeiter </text:span><text:span text:style-name="T4">entfernt das eingefügte Werkstück vom Förderband</text:span></text:p>
        </text:list-item>
        <text:list-item>
          <text:p text:style-name="P47"><text:s/>Arbeiter betätigt die Starttaste</text:p>
        </text:list-item>
        <text:list-item>
          <text:p text:style-name="P26"><text:s/>Rote Signalleuchte Ampel leuchtet nicht mehr(Fehlerzustand: O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" style:family="paragraph">
      <style:paragraph-properties fo:margin-top="0cm" fo:margin-bottom="0cm" fo:line-height="100%" fo:orphans="2" fo:widows="2" style:writing-mode="lr-tb"/>
      <style:text-properties fo:color="#000000" style:font-name="Calibri1" fo:font-size="12pt" style:font-size-asian="12pt" style:font-name-complex="Calibri2" style:font-size-complex="12pt"/>
    </style:style>
    <style:style style:name="Heading_20_3" style:display-name="Heading 3" style:family="paragraph" style:parent-style-name="Standard" style:next-style-name="Text_20_body" style:list-style-name="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list-style-name="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No_20_Spacing" style:display-name="No Spacing" style:family="paragraph">
      <style:paragraph-properties fo:margin-top="0cm" fo:margin-bottom="0cm" fo:line-height="100%" fo:orphans="2" fo:widows="2" style:writing-mode="lr-tb"/>
      <style:text-properties style:use-window-font-color="true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14:02:26.81</meta:creation-date>
    <dc:date>2013-04-10T22:44:30.42</dc:date>
    <meta:editing-duration>PT04H10M38S</meta:editing-duration>
    <meta:editing-cycles>18</meta:editing-cycles>
    <meta:generator>OpenOffice.org/3.2$Win32 OpenOffice.org_project/320m18$Build-9502</meta:generator>
    <dc:creator>Tugba Karakaya</dc:creator>
    <meta:document-statistic meta:table-count="0" meta:image-count="0" meta:object-count="0" meta:page-count="5" meta:paragraph-count="188" meta:word-count="1263" meta:character-count="8741"/>
    <meta:user-defined meta:name="Info 1"/>
    <meta:user-defined meta:name="Info 2"/>
    <meta:user-defined meta:name="Info 3"/>
    <meta:user-defined meta:name="Info 4"/>
  </office:meta>
</office:document-meta>
</file>